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.001cm" svg:y="3.124cm" presentation:class="title" presentation:user-transformed="true">
          <draw:text-box>
            <text:p text:style-name="P1"><text:span text:style-name="T1">El venci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En pecado estaba yo</text:span><text:span text:style-name="T2"><text:line-break/></text:span><text:span text:style-name="T2">En verguenza y en dolor</text:span><text:span text:style-name="T2"><text:line-break/></text:span><text:span text:style-name="T2">Sin descanzo en mi interior</text:span><text:span text:style-name="T2"><text:line-break/></text:span><text:span text:style-name="T2">No encontraba direccio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En sus hombros el cargo</text:span><text:span text:style-name="T2"><text:line-break/></text:span><text:span text:style-name="T2">Toda culpa y temor</text:span><text:span text:style-name="T2"><text:line-break/></text:span><text:span text:style-name="T2">Obediente fue a la cruz</text:span><text:span text:style-name="T2"><text:line-break/></text:span><text:span text:style-name="T2">Y por mi murio Jesus</text:span><text:span text:style-name="T2"><text:line-break/></text:span><text:span text:style-name="T2">Y por mi murio Jesu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3">El venció,El venció</text:span><text:span text:style-name="T3"><text:line-break/></text:span><text:span text:style-name="T3">Libertad Me entregó</text:span><text:span text:style-name="T3"><text:line-break/></text:span><text:span text:style-name="T3">El venció,</text:span><text:span text:style-name="T2">El venció</text:span><text:span text:style-name="T2"><text:line-break/></text:span><text:span text:style-name="T2">Cristo resucit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3">A la muerte derroto</text:span><text:span text:style-name="T3"><text:line-break/></text:span><text:span text:style-name="T3">Con poder resucito</text:span><text:span text:style-name="T3"><text:line-break/></text:span><text:span text:style-name="T3">Juntos vamos a cantar</text:span><text:span text:style-name="T3"><text:line-break/></text:span><text:span text:style-name="T3">Celebrar que vivo esta</text:span><text:span text:style-name="T3"><text:line-break/></text:span><text:span text:style-name="T2">Celebrar que vivo est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3">//Lalalalalalalalalalala</text:span><text:span text:style-name="T3"><text:line-break/></text:span><text:span text:style-name="T3">L</text:span><text:span text:style-name="T2">alalalalalalalalalala//</text:span><text:span text:style-name="T2"><text:line-break/></text:span><text:span text:style-name="T2">//Uuuhhh</text:span><text:span text:style-name="T2">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3">Sumergido en su amor</text:span><text:span text:style-name="T3"><text:line-break/></text:span><text:span text:style-name="T3">En su gracia y su perdón</text:span><text:span text:style-name="T3"><text:line-break/></text:span><text:span text:style-name="T3">Libre me levantare</text:span><text:span text:style-name="T3"><text:line-break/></text:span><text:span text:style-name="T3">///</text:span><text:span text:style-name="T2">Cristo en mi y yo en él/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1T22:03:54.852000000</meta:creation-date>
    <dc:date>2023-02-11T22:21:21.753000000</dc:date>
    <meta:editing-duration>PT7M6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